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0add5" officeooo:paragraph-rsid="0012cc73"/>
    </style:style>
    <style:style style:name="P2" style:family="paragraph" style:parent-style-name="Standard">
      <style:paragraph-properties fo:text-align="start" style:justify-single-word="false"/>
      <style:text-properties officeooo:rsid="0010add5" officeooo:paragraph-rsid="0018aff9"/>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4pt" fo:font-weight="bold" officeooo:rsid="0014525f" officeooo:paragraph-rsid="0014525f"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55a65" officeooo:paragraph-rsid="00155a6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8aff9" officeooo:paragraph-rsid="0018aff9" style:font-size-asian="14pt" style:font-weight-asian="bold" style:font-size-complex="14pt" style:font-weight-complex="bold"/>
    </style:style>
    <style:style style:name="P7" style:family="paragraph" style:parent-style-name="Standard">
      <style:paragraph-properties fo:text-align="start" style:justify-single-word="false"/>
      <style:text-properties officeooo:rsid="0012cc73" officeooo:paragraph-rsid="0012cc73"/>
    </style:style>
    <style:style style:name="P8" style:family="paragraph" style:parent-style-name="Standard">
      <style:paragraph-properties fo:text-align="start" style:justify-single-word="false"/>
      <style:text-properties officeooo:paragraph-rsid="00155a65"/>
    </style:style>
    <style:style style:name="P9" style:family="paragraph" style:parent-style-name="Standard">
      <style:paragraph-properties fo:text-align="start" style:justify-single-word="false"/>
      <style:text-properties fo:font-size="12pt" fo:font-weight="normal" officeooo:rsid="0018aff9" officeooo:paragraph-rsid="0018aff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5d42a" officeooo:paragraph-rsid="00155a6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18aff9" officeooo:paragraph-rsid="0018aff9"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3pt" fo:font-weight="bold" officeooo:rsid="00155a65" officeooo:paragraph-rsid="0018aff9"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normal" officeooo:rsid="0018aff9" officeooo:paragraph-rsid="0018aff9"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fo:font-size="12pt" fo:font-weight="bold" officeooo:rsid="0018aff9" officeooo:paragraph-rsid="0018aff9"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fo:font-size="12pt" fo:font-weight="normal" officeooo:rsid="0018aff9" officeooo:paragraph-rsid="0018aff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4pt" fo:font-weight="bold" officeooo:rsid="0018aff9" officeooo:paragraph-rsid="0018aff9"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6666ff" fo:font-size="13pt" fo:font-weight="normal" officeooo:rsid="0018aff9" officeooo:paragraph-rsid="0018aff9"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color="#000000" fo:font-size="12pt" fo:font-weight="normal" officeooo:rsid="0018aff9" officeooo:paragraph-rsid="0018aff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fo:font-weight="normal" officeooo:rsid="001cf84a" officeooo:paragraph-rsid="001cf8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fo:font-weight="normal" officeooo:rsid="001ffad9" officeooo:paragraph-rsid="001ffad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fo:font-weight="normal" officeooo:rsid="002365a4" officeooo:paragraph-rsid="002365a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fo:font-size="12pt" fo:font-weight="normal" officeooo:rsid="002365a4" officeooo:paragraph-rsid="0023aa5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fo:font-size="12pt" fo:font-weight="bold" officeooo:rsid="001cf84a" officeooo:paragraph-rsid="001cf84a" style:font-size-asian="10.5pt" style:font-weight-asian="bold" style:font-size-complex="12pt" style:font-weight-complex="bold"/>
    </style:style>
    <style:style style:name="P24" style:family="paragraph" style:parent-style-name="Standard">
      <style:paragraph-properties fo:text-align="start" style:justify-single-word="false"/>
      <style:text-properties fo:color="#000000" fo:font-size="12pt" fo:font-weight="bold" officeooo:rsid="002365a4" officeooo:paragraph-rsid="002365a4" style:font-size-asian="10.5pt" style:font-weight-asian="bold" style:font-size-complex="12pt" style:font-weight-complex="bold"/>
    </style:style>
    <style:style style:name="P25" style:family="paragraph" style:parent-style-name="Standard">
      <style:paragraph-properties fo:text-align="start" style:justify-single-word="false"/>
      <style:text-properties fo:color="#000000" fo:font-size="10pt" fo:font-weight="normal" officeooo:rsid="001cf84a" officeooo:paragraph-rsid="001cf84a"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fo:font-size="14pt" fo:font-weight="bold" officeooo:rsid="001cf84a" officeooo:paragraph-rsid="001cf84a" style:font-size-asian="14pt" style:font-weight-asian="bold" style:font-size-complex="14pt" style:font-weight-complex="bold"/>
    </style:style>
    <style:style style:name="T1" style:family="text">
      <style:text-properties style:font-name="Droid Serif" fo:font-size="16pt" fo:font-weight="bold" officeooo:rsid="0010add5" style:font-size-asian="16pt" style:font-weight-asian="bold" style:font-size-complex="16pt" style:font-weight-complex="bold"/>
    </style:style>
    <style:style style:name="T2" style:family="text">
      <style:text-properties style:font-name="Droid Serif" fo:font-size="16pt" officeooo:rsid="0010add5" style:font-size-asian="16pt" style:font-size-complex="16pt"/>
    </style:style>
    <style:style style:name="T3" style:family="text">
      <style:text-properties style:font-name="Droid Serif" fo:font-size="16pt" officeooo:rsid="001e449d" style:font-size-asian="16pt" style:font-size-complex="16pt"/>
    </style:style>
    <style:style style:name="T4" style:family="text">
      <style:text-properties officeooo:rsid="0011a5ea"/>
    </style:style>
    <style:style style:name="T5" style:family="text">
      <style:text-properties officeooo:rsid="0012bbad"/>
    </style:style>
    <style:style style:name="T6" style:family="text">
      <style:text-properties fo:font-size="12pt" fo:font-weight="normal" officeooo:rsid="00155a65" style:font-size-asian="10.5pt" style:font-weight-asian="normal" style:font-size-complex="12pt" style:font-weight-complex="normal"/>
    </style:style>
    <style:style style:name="T7" style:family="text">
      <style:text-properties fo:font-size="12pt" fo:font-weight="normal" officeooo:rsid="0015d42a" style:font-size-asian="10.5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fo:color="#6666ff"/>
    </style:style>
    <style:style style:name="T10" style:family="text">
      <style:text-properties officeooo:rsid="001a2b8d"/>
    </style:style>
    <style:style style:name="T11" style:family="text">
      <style:text-properties officeooo:rsid="001a3b0b"/>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officeooo:rsid="0023aa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KIMI</text:span><text:span text:style-name="T2"> FRAMEWORK </text:span><text:span text:style-name="T3">v.1</text:span></text:p>
      <text:p text:style-name="P3"/>
      <text:p text:style-name="P4">Introduzione</text:p>
      <text:p text:style-name="P1">Dopo anni di sviluppo con CORONA SDK <text:span text:style-name="T4">di Corona Labs</text:span>, mi sono reso conto che la potenza di questo framework è a dir poco sconcertante, <text:span text:style-name="T5">dalle animazioni ai componenti nativi, dalla velocità alla leggerezza, dalla responsività grafica alla compatibilità tra dispositivi, per non parlare dell'estendibilità e dei rilasci giornalieri che rendono ogni giorno migliori le prestazioni. Insomma un prodotto da provare e da conoscere per </text:span>realizzare <text:span text:style-name="T4">app mobile “native” funzionali e di impatto!</text:span></text:p>
      <text:p text:style-name="P7">Realizzare APP è diventato per i piccoli e medi imprenditori del settore web &amp; media comunications un business da non lasciarsi scappare. Molte aziende, soprattutto in Italia non sono nemmeno a conoscenza di questo “programma” e se lo conoscono sono stati probabilmente influenzati dalle scelte commerciali che la Corona Labs ha fatto inizialmente nella promozione del proprio progetto. Nato e promosso come un motore grafico per la realizzazione di Games e piccole applicazioni divertenti, nel tempo Corona SDK è cambiato profondamente, mettendo in risalto potenzialità inaspettate. Corona per il 2016 ha deciso di alzare ulteriormente il livello ed ha reso possibile il “BUILD” ( il rilascio dei progetti ) anche per OS X e prossimamente per Windows. Insomma a mio personalissimo parere è un prodotto da non ignorare assolutamente! </text:p>
      <text:p text:style-name="P1"/>
      <text:p text:style-name="P5">Perchè un framework?</text:p>
      <text:p text:style-name="P8"><text:span text:style-name="T6">Tutti coloro che hanno avuto a che fare con corona sdk avranno certamente notato la mole di informazioni necessarie per descrivere oggetti grafici, metodi e quant'altro, quando un progetto inizia ad essere mediamente impegnativo è molto facile fare confusione estendendo in maniera esponenziale i tempi di sviluppo. Per quanto il programmatore si sforzi di essere ordinato e preciso arriverà ad un punto in cui il progetto sarà difficoltoso da inquadrare ed estendere di nuove funzionalità. </text:span><text:span text:style-name="T7">Ispirandomi al pattern architetturale MVC ( model – view - controller ) utilizzato e ritenuto uno dei pattern più semplici per la gestione e manutenibilità dei progetti, ho deciso di realizzare KIMI. KIMI non è nient'altro che un framework MVC che potrà trasformare le vostre esperienze di sviluppo sulla piattaforma CORONA SDK, una linea guida che vi permetterà di mantenere il più possibile distaccate le funzionalità grafiche di interfaccia da quelle utili al recupero e alla manipolazione dei dati, gestendo in concreto Views, Controllers e Models.</text:span></text:p>
      <text:p text:style-name="P10"/>
      <text:p text:style-name="P2"/>
      <text:p text:style-name="P6">Getting Started</text:p>
      <text:p text:style-name="P9">Iniziamo con l'analizzare il file system, un progetto corona SDK a parte la miriade di “.png” icone e sfondi, realizza 3 file: conf.lua, main.lua, build.settings. </text:p>
      <text:p text:style-name="P9"/>
      <text:p text:style-name="P11">Configurazione file conf.lua:</text:p>
      <text:p text:style-name="P9">Per lavorare con KIMI avrete la necessità di impostare le seguenti proprietà all'inerno dell'oggetto content:</text:p>
      <text:p text:style-name="P11"/>
      <text:p text:style-name="P9"><text:span text:style-name="T8">scale</text:span> <text:s/>= "<text:span text:style-name="T8">zoomEven</text:span>"</text:p>
      <text:p text:style-name="P9"><text:span text:style-name="T8">xAlign</text:span> = "<text:span text:style-name="T8">left</text:span>"</text:p>
      <text:p text:style-name="P9"><text:span text:style-name="T8">yAlign</text:span> = "<text:span text:style-name="T8">top</text:span>"</text:p>
      <text:p text:style-name="P12"/>
      <text:p text:style-name="P13">Con queste impostazioni il motore di corona sdk, scalerà in automatico lo stage in base alla dimensione del dispositivo rendendo così ottimale la visualizzazione su ogni dispositivo. L'angolo superiore a sinistra sarà con queste parametrizzazione sempre <text:span text:style-name="T10">la posizione x=0, y=0. </text:span>Per u<text:span text:style-name="T10">lteriori</text:span> chiarimenti e completezza delle informazioni vi consiglio di leggere questa sezione della documentazione di corona sdk: <text:a xlink:type="simple" xlink:href="https://docs.coronalabs.com/daily/guide/basics/configSettings/index.html" text:style-name="Internet_20_link" text:visited-style-name="Visited_20_Internet_20_Link"><text:span text:style-name="T9">https://docs.coronalabs.com/daily/guide/basics/configSettings/index.html</text:span></text:a></text:p>
      <text:p text:style-name="P17"/>
      <text:p text:style-name="P14"><text:soft-page-break/>Configurazione file main.lua:</text:p>
      <text:p text:style-name="P15">Il file main.lua è la porta di ingresso di ogni appli<text:span text:style-name="T10">c</text:span>azione corona sdk. Da questo file partiranno tutte le logiche della vostra app. Utilizzando KIMI, basterà richiamare in questo file il suo loader ed il gioco è fatto! Scaricate da <text:a xlink:type="simple" xlink:href="http://www.kimi-mvc.com/" text:style-name="Internet_20_link" text:visited-style-name="Visited_20_Internet_20_Link">http://www.kimi-mvc.com</text:a> il pacchetto kimi e copiate la cartella <text:span text:style-name="T8">mvc</text:span> all'interno della root del vostro progetto corona sdk e inserite all'inerno del file main.lua la seguente stringa: <text:span text:style-name="T8">require "mvc.loader"</text:span></text:p>
      <text:p text:style-name="P14"/>
      <text:p text:style-name="P16">Hello Word</text:p>
      <text:p text:style-name="P18">Copiata la directory mvc <text:s/>nel vostro progetto potrete lanciare l'applicativo per vedere <text:span text:style-name="T11">la pagina “Hello Word”</text:span> di esempio. Ma come ragione KIMI? E' veramente molto semplice sviluppare con KIMI, di seguito un piccolo schema vi farà capire immediatamente il flusso dell'esecuzione sul dispositivo.</text:p>
      <text:p text:style-name="P18"/>
      <text:p text:style-name="P25"># QUI SCHEMA 1</text:p>
      <text:p text:style-name="P25"># Rappresentazione flusso </text:p>
      <text:p text:style-name="P25"/>
      <text:p text:style-name="P26">Il File System</text:p>
      <text:p text:style-name="P19">Kimi si divide in 2 parti sostanziali: Config &amp; Application. La prima è relativa a tutte le impostazioni da preconfigurare per la realizzazione della vostra app, dal controller principale, alle animazioni predefinite nel cambio di view. Application invece conterrà tutta la struttura grafica, tutte le logiche di visualizzazione e di estrazione dati. </text:p>
      <text:p text:style-name="P19"/>
      <text:p text:style-name="P19"><text:span text:style-name="T8">Config</text:span>:</text:p>
      <text:p text:style-name="P19"/>
      <text:p text:style-name="P23">animation.lua</text:p>
      <text:p text:style-name="P20">Nel file animations vengono “disegnate” le animazioni relative al cambio di views della vostra app; le animazioni possono essere implementate ed assegnate ad uno specifico indice dell'oggetto ( <text:span text:style-name="T12">indice alfanumerico</text:span> ) in modo da essere utilizzate nel progetto.</text:p>
      <text:p text:style-name="P20"/>
      <text:p text:style-name="P21"><text:span text:style-name="T8">Parametri generali dell'oggetto Animations: </text:span></text:p>
      <text:p text:style-name="P21"><text:span text:style-name="T8"/></text:p>
      <text:p text:style-name="P24">HideTime = <text:span text:style-name="T13">NUMBER ( millisecondi, default 0 )</text:span></text:p>
      <text:p text:style-name="P22">Tempo di default, necessario all'esecuzione del metodo Hide() della vista ( O<text:span text:style-name="T12">ldView </text:span>). </text:p>
      <text:p text:style-name="P22"><text:span text:style-name="T14">*info: “Quando viene eseguita una transazione da una vista ad un altra potrebbe essere necessario ritardare l'uscita della vista corrente prima di “</text:span></text:p>
      <text:p text:style-name="P20"/>
      <text:p text:style-name="P20">Nativamente il framework rende disponibili 5 tipologie diverse di animazione: <text:span text:style-name="T8">BASE</text:span>, <text:span text:style-name="T8">SLIDE_LEFT</text:span>, <text:span text:style-name="T8">SLIDE_RIGHT</text:span>, <text:span text:style-name="T8">SLIDE_TOP</text:span>, <text:span text:style-name="T8">SLIDE_BOTTOM</text:span>. </text:p>
      <text:p text:style-name="P20"/>
      <text:p text:style-name="P23">./autoload.lua</text:p>
      <text:p text:style-name="P23">./constants.lua</text:p>
      <text:p text:style-name="P23">./roots.lu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40:50.071988472</meta:creation-date>
    <dc:date>2016-01-12T17:02:56.200017022</dc:date>
    <meta:editing-duration>PT3H14M57S</meta:editing-duration>
    <meta:editing-cycles>19</meta:editing-cycles>
    <meta:generator>LibreOffice/5.0.2.2$Linux_x86 LibreOffice_project/00m0$Build-2</meta:generator>
    <meta:document-statistic meta:table-count="0" meta:image-count="0" meta:object-count="0" meta:page-count="2" meta:paragraph-count="33" meta:word-count="766" meta:character-count="5209" meta:non-whitespace-character-count="4466"/>
  </office:meta>
</office:document-meta>
</file>